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officeooo:rsid="0006933f" officeooo:paragraph-rsid="0006933f"/>
    </style:style>
    <style:style style:name="P2" style:family="paragraph" style:parent-style-name="Text_20_body">
      <style:paragraph-properties fo:line-height="100%"/>
      <style:text-properties officeooo:paragraph-rsid="00048d64"/>
    </style:style>
    <style:style style:name="P3" style:family="paragraph" style:parent-style-name="Text_20_body">
      <style:paragraph-properties fo:line-height="100%"/>
      <style:text-properties officeooo:rsid="0006eec0" officeooo:paragraph-rsid="0006eec0"/>
    </style:style>
    <style:style style:name="P4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48d64" officeooo:paragraph-rsid="00048d64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line-height="100%"/>
      <style:text-properties officeooo:paragraph-rsid="000adf05"/>
    </style:style>
    <style:style style:name="P6" style:family="paragraph" style:parent-style-name="Text_20_body">
      <style:paragraph-properties fo:line-height="100%"/>
      <style:text-properties officeooo:rsid="000733d1" officeooo:paragraph-rsid="000733d1" fo:background-color="#ffff00"/>
    </style:style>
    <style:style style:name="T1" style:family="text">
      <style:text-properties officeooo:rsid="0006eec0"/>
    </style:style>
    <style:style style:name="T2" style:family="text">
      <style:text-properties officeooo:rsid="000a5fa4"/>
    </style:style>
    <style:style style:name="T3" style:family="text">
      <style:text-properties officeooo:rsid="000aefe5"/>
    </style:style>
    <style:style style:name="T4" style:family="text">
      <style:text-properties officeooo:rsid="000cf5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r storie<text:span text:style-name="T2">s</text:span></text:p>
      <text:p text:style-name="P2"/>
      <text:p text:style-name="P1"><text:span text:style-name="T4">1) </text:span>Als Programmierer benötige ich ein gepflegtes Lastenheft um einen Überblick über die offenen <text:tab/>Punkte zu erhalten.</text:p>
      <text:p text:style-name="P1"><text:span text:style-name="T4">2) </text:span>Als Auftraggeber benötige ich Meilensteine um das Projekt besser nachvollziehen zu können.</text:p>
      <text:p text:style-name="P1"><text:span text:style-name="T4">3) </text:span>Als Manager möchte ich eine Auswertungsmöglichkeit um Statistiken zu erstellen.</text:p>
      <text:p text:style-name="P1"><text:span text:style-name="T4">4) </text:span>Als Manager möchte ich eine Auswertungsmöglichkeit um Steuern <text:span text:style-name="T1">zu errechnen.</text:span></text:p>
      <text:p text:style-name="P3"><text:span text:style-name="T4">5) </text:span>Als Unternehmer möchte ich eine Möglichkeit haben um die Parktickets rabattieren zu können.</text:p>
      <text:p text:style-name="P3"><text:span text:style-name="T4">6) </text:span>Als Schrankenwärter benötige ich eine Anzeige über freie Parkplätze um zu wissen ob Autos <text:tab/>noch reinfahren dürfen.</text:p>
      <text:p text:style-name="P3"><text:span text:style-name="T4">7) </text:span>Als Einweiser benötige ich <text:s/>einen Lageplan um die Autos einzuweisen.</text:p>
      <text:p text:style-name="P6"><text:span text:style-name="T4">8) </text:span>Als Kassierer benötige ich Informationen über die Parkgebühren um diese einzusammeln.</text:p>
      <text:p text:style-name="P6"><text:span text:style-name="T4">9) </text:span>Als Schrankenwärter benötige ich ein Informationssystem um zu wissen ob Autos rausfahren <text:s/><text:tab/>dürfen.</text:p>
      <text:p text:style-name="P6"><text:span text:style-name="T4">10) </text:span>Als Kunde <text:span text:style-name="T3">benötige ich eine Anzeige um zu</text:span> wissen ob freie Parkplätze vorhanden sind.</text:p>
      <text:p text:style-name="P5"><text:span text:style-name="T4">11) Als Kunde benötige ich eine Preistabelle um zu wissen wie viel mich das Parken pro Stunde <text:tab/>kost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5:35:27.501264046</meta:creation-date>
    <dc:date>2017-10-26T18:16:27.508653675</dc:date>
    <meta:editing-duration>PT46M57S</meta:editing-duration>
    <meta:editing-cycles>11</meta:editing-cycles>
    <meta:generator>LibreOffice/5.3.1.2$Linux_X86_64 LibreOffice_project/30m0$Build-2</meta:generator>
    <meta:document-statistic meta:table-count="0" meta:image-count="0" meta:object-count="0" meta:page-count="1" meta:paragraph-count="12" meta:word-count="156" meta:character-count="1042" meta:non-whitespace-character-count="892"/>
  </office:meta>
</office:document-meta>
</file>